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P1" style:family="paragraph">
      <style:paragraph-properties fo:text-align="center"/>
      <style:text-properties style:font-name="DejaVu Sans" fo:font-size="14pt" fo:font-weight="normal" style:font-size-asian="14pt" style:font-weight-asian="normal" style:font-size-complex="14pt" style:font-weight-complex="normal"/>
    </style:style>
    <style:style style:name="P2" style:family="paragraph">
      <style:paragraph-properties fo:text-align="center"/>
    </style:style>
    <style:style style:name="T1" style:family="text">
      <style:text-properties style:font-name="DejaVu Sans"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3" draw:id="id3" draw:layer="layout" svg:width="4.1cm" svg:height="1cm" svg:x="1.9cm" svg:y="2.1cm">
          <text:p text:style-name="P1"><text:span text:style-name="T1">gtk/gtk.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2" draw:id="id2" draw:layer="layout" svg:width="4.1cm" svg:height="1cm" svg:x="11.784cm" svg:y="2.585cm">
          <text:p text:style-name="P1"><text:span text:style-name="T1">main.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" draw:id="id1" draw:layer="layout" svg:width="5.6cm" svg:height="1cm" svg:x="21.8cm" svg:y="1.7cm">
          <text:p text:style-name="P1"><text:span text:style-name="T1">gdk/gdkkeysyms.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4" draw:id="id4" draw:layer="layout" svg:width="4.1cm" svg:height="1cm" svg:x="2.2cm" svg:y="7.2cm">
          <text:p text:style-name="P1"><text:span text:style-name="T1">menu.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7" draw:id="id7" draw:layer="layout" svg:width="4.1cm" svg:height="1cm" svg:x="21.7cm" svg:y="7.1cm">
          <text:p text:style-name="P1"><text:span text:style-name="T1">toolbar.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6" draw:id="id6" draw:layer="layout" svg:width="4.1cm" svg:height="1cm" svg:x="15.2cm" svg:y="7.1cm">
          <text:p text:style-name="P1"><text:span text:style-name="T1">statusbar.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5" draw:id="id5" draw:layer="layout" svg:width="4.1cm" svg:height="1cm" svg:x="8.3cm" svg:y="7.1cm">
          <text:p text:style-name="P1"><text:span text:style-name="T1">treeview.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9" draw:id="id9" draw:layer="layout" svg:width="4.1cm" svg:height="1cm" svg:x="18.5cm" svg:y="11.5cm">
          <text:p text:style-name="P1"><text:span text:style-name="T1">windown.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8" draw:id="id8" draw:layer="layout" svg:width="4.1cm" svg:height="1cm" svg:x="6cm" svg:y="11.6cm">
          <text:p text:style-name="P1"><text:span text:style-name="T1">callbacks.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draw:type="curve" svg:x1="21.8cm" svg:y1="2.2cm" svg:x2="15.884cm" svg:y2="3.085cm" draw:start-shape="id1" draw:start-glue-point="3" draw:end-shape="id2" draw:end-glue-point="1" svg:d="M21800 2200c-4437 0-1479 885-5916 885" svg:viewBox="0 0 5917 886">
          <text:p/>
        </draw:connector>
        <draw:connector draw:style-name="gr2" draw:text-style-name="P2" draw:layer="layout" draw:type="curve" svg:x1="6cm" svg:y1="2.6cm" svg:x2="11.784cm" svg:y2="3.085cm" draw:start-shape="id3" draw:start-glue-point="1" draw:end-shape="id2" draw:end-glue-point="3" svg:d="M6000 2600c4338 0 1446 485 5784 485" svg:viewBox="0 0 5785 486">
          <text:p/>
        </draw:connector>
        <draw:custom-shape draw:style-name="gr1" draw:text-style-name="P1" xml:id="id10" draw:id="id10" draw:layer="layout" svg:width="4.1cm" svg:height="1cm" svg:x="11.6cm" svg:y="13.5cm">
          <text:p text:style-name="P1"><text:span text:style-name="T1">main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draw:type="curve" svg:x1="13.834cm" svg:y1="3.585cm" svg:x2="4.25cm" svg:y2="7.2cm" draw:start-shape="id2" draw:start-glue-point="2" draw:end-shape="id4" draw:end-glue-point="0" svg:d="M13834 3585c0 2712-9584 905-9584 3615" svg:viewBox="0 0 9585 3616">
          <text:p/>
        </draw:connector>
        <draw:connector draw:style-name="gr2" draw:text-style-name="P2" draw:layer="layout" draw:type="curve" svg:x1="13.834cm" svg:y1="3.585cm" svg:x2="10.35cm" svg:y2="7.1cm" draw:start-shape="id2" draw:start-glue-point="2" draw:end-shape="id5" draw:end-glue-point="0" svg:d="M13834 3585c0 2637-3484 880-3484 3515" svg:viewBox="0 0 3485 3516">
          <text:p/>
        </draw:connector>
        <draw:connector draw:style-name="gr2" draw:text-style-name="P2" draw:layer="layout" draw:type="curve" svg:x1="13.834cm" svg:y1="3.585cm" svg:x2="17.25cm" svg:y2="7.1cm" draw:start-shape="id2" draw:end-shape="id6" svg:d="M13834 3585c0 2637 3416 880 3416 3515" svg:viewBox="0 0 3417 3516">
          <text:p/>
        </draw:connector>
        <draw:connector draw:style-name="gr2" draw:text-style-name="P2" draw:layer="layout" draw:type="curve" svg:x1="13.834cm" svg:y1="3.585cm" svg:x2="23.75cm" svg:y2="7.1cm" draw:start-shape="id2" draw:start-glue-point="2" draw:end-shape="id7" draw:end-glue-point="0" svg:d="M13834 3585c0 2637 9916 880 9916 3515" svg:viewBox="0 0 9917 3516">
          <text:p/>
        </draw:connector>
        <draw:connector draw:style-name="gr2" draw:text-style-name="P2" draw:layer="layout" draw:type="curve" svg:x1="13.834cm" svg:y1="3.585cm" svg:x2="8.05cm" svg:y2="11.6cm" draw:start-shape="id2" draw:start-glue-point="2" draw:end-shape="id8" draw:end-glue-point="0" svg:d="M13834 3585c0 6012-5784 2005-5784 8015" svg:viewBox="0 0 5785 8016">
          <text:p/>
        </draw:connector>
        <draw:connector draw:style-name="gr2" draw:text-style-name="P2" draw:layer="layout" draw:type="curve" svg:x1="13.834cm" svg:y1="3.585cm" svg:x2="20.55cm" svg:y2="11.5cm" draw:start-shape="id2" draw:start-glue-point="2" draw:end-shape="id9" svg:d="M13834 3585c0 5937 6716 1980 6716 7915" svg:viewBox="0 0 6717 7916">
          <text:p/>
        </draw:connector>
        <draw:connector draw:style-name="gr2" draw:text-style-name="P2" draw:layer="layout" draw:type="curve" svg:x1="4.25cm" svg:y1="8.2cm" svg:x2="11.6cm" svg:y2="14cm" draw:start-shape="id4" draw:start-glue-point="2" draw:end-shape="id10" draw:end-glue-point="3" svg:d="M4250 8200c0 3867 2450 5800 7350 5800" svg:viewBox="0 0 7351 5801">
          <text:p/>
        </draw:connector>
        <draw:connector draw:style-name="gr2" draw:text-style-name="P2" draw:layer="layout" draw:type="curve" svg:x1="8.05cm" svg:y1="12.6cm" svg:x2="11.6cm" svg:y2="14cm" draw:start-shape="id8" draw:start-glue-point="2" draw:end-shape="id10" draw:end-glue-point="3" svg:d="M8050 12600c0 934 1183 1400 3550 1400" svg:viewBox="0 0 3551 1401">
          <text:p/>
        </draw:connector>
        <draw:connector draw:style-name="gr2" draw:text-style-name="P2" draw:layer="layout" draw:type="curve" svg:x1="10.35cm" svg:y1="8.1cm" svg:x2="13.65cm" svg:y2="13.5cm" draw:start-shape="id5" draw:start-glue-point="2" draw:end-shape="id10" draw:end-glue-point="0" svg:d="M10350 8100c0 4050 3300 1350 3300 5400" svg:viewBox="0 0 3301 5401">
          <text:p/>
        </draw:connector>
        <draw:connector draw:style-name="gr2" draw:text-style-name="P2" draw:layer="layout" draw:type="curve" svg:x1="17.25cm" svg:y1="8.1cm" svg:x2="13.65cm" svg:y2="13.5cm" draw:start-shape="id6" draw:start-glue-point="2" draw:end-shape="id10" draw:end-glue-point="0" svg:d="M17250 8100c0 4050-3600 1350-3600 5400" svg:viewBox="0 0 3601 5401">
          <text:p/>
        </draw:connector>
        <draw:connector draw:style-name="gr2" draw:text-style-name="P2" draw:layer="layout" draw:type="curve" svg:x1="20.55cm" svg:y1="12.5cm" svg:x2="15.7cm" svg:y2="14cm" draw:start-shape="id9" draw:start-glue-point="2" draw:end-shape="id10" draw:end-glue-point="1" svg:d="M20550 12500c0 1000-1616 1500-4850 1500" svg:viewBox="0 0 4851 1501">
          <text:p/>
        </draw:connector>
        <draw:connector draw:style-name="gr2" draw:text-style-name="P2" draw:layer="layout" draw:type="curve" svg:x1="23.75cm" svg:y1="8.1cm" svg:x2="15.7cm" svg:y2="14cm" draw:start-shape="id7" draw:start-glue-point="2" draw:end-shape="id10" draw:end-glue-point="1" svg:d="M23750 8100c0 3934-2683 5900-8050 5900" svg:viewBox="0 0 8051 5901">
          <text:p/>
        </draw:connector>
        <draw:connector draw:style-name="gr3" draw:text-style-name="P2" draw:layer="layout" draw:type="curve" svg:x1="6.3cm" svg:y1="7.7cm" svg:x2="8.05cm" svg:y2="11.6cm" draw:start-shape="id4" draw:start-glue-point="1" draw:end-shape="id8" draw:end-glue-point="0" svg:d="M6300 7700c1167 0 1750 1300 1750 3900" svg:viewBox="0 0 1751 3901">
          <text:p/>
        </draw:connector>
        <draw:connector draw:style-name="gr3" draw:text-style-name="P2" draw:layer="layout" draw:type="curve" svg:x1="10.35cm" svg:y1="8.1cm" svg:x2="8.05cm" svg:y2="11.6cm" draw:start-shape="id5" draw:start-glue-point="2" draw:end-shape="id8" draw:end-glue-point="0" svg:d="M10350 8100c0 2625-2300 875-2300 3500" svg:viewBox="0 0 2301 3501">
          <text:p/>
        </draw:connector>
        <draw:connector draw:style-name="gr3" draw:text-style-name="P2" draw:layer="layout" draw:type="curve" svg:x1="15.2cm" svg:y1="7.6cm" svg:x2="10.1cm" svg:y2="12.1cm" draw:start-shape="id6" draw:start-glue-point="3" draw:end-shape="id8" draw:end-glue-point="1" svg:d="M15200 7600c-3825 0-1275 4500-5100 4500" svg:viewBox="0 0 5101 4501">
          <text:p/>
        </draw:connector>
        <draw:connector draw:style-name="gr3" draw:text-style-name="P2" draw:layer="layout" draw:type="curve" svg:x1="21.7cm" svg:y1="7.6cm" svg:x2="10.1cm" svg:y2="12.1cm" draw:start-shape="id7" draw:start-glue-point="3" draw:end-shape="id8" draw:end-glue-point="1" svg:d="M21700 7600c-8700 0-2900 4500-11600 4500" svg:viewBox="0 0 11601 4501">
          <text:p/>
        </draw:connector>
        <draw:connector draw:style-name="gr2" draw:text-style-name="P2" draw:layer="layout" draw:type="curve" svg:x1="18.5cm" svg:y1="12cm" svg:x2="10.1cm" svg:y2="12.1cm" draw:start-shape="id9" draw:start-glue-point="3" draw:end-shape="id8" svg:d="M18500 12000c-6300 0-2100 100-8400 100" svg:viewBox="0 0 8401 1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Line_20_Style_20_9" draw:display-name="Line Style 9" draw:style="rect" draw:dots1="1" draw:dots1-length="197%" draw:distance="12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7T11:34:14.931742168</meta:creation-date>
    <dc:date>2014-10-07T11:55:04.303552236</dc:date>
    <meta:editing-duration>PT5M38S</meta:editing-duration>
    <meta:editing-cycles>1</meta:editing-cycles>
    <meta:document-statistic meta:object-count="29"/>
    <meta:generator>LibreOffice/4.2.6.3$Linux_X86_64 LibreOffice_project/420m0$Build-3</meta:generator>
  </office:meta>
</office:document-meta>
</file>